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7" style:family="table-column">
      <style:table-column-properties fo:break-before="auto" style:column-width="106.34mm"/>
    </style:style>
    <style:style style:name="co18" style:family="table-column">
      <style:table-column-properties fo:break-before="auto" style:column-width="36.14mm"/>
    </style:style>
    <style:style style:name="co19" style:family="table-column">
      <style:table-column-properties fo:break-before="auto" style:column-width="34.84mm"/>
    </style:style>
    <style:style style:name="co20" style:family="table-column">
      <style:table-column-properties fo:break-before="auto" style:column-width="123.91mm"/>
    </style:style>
    <style:style style:name="co21" style:family="table-column">
      <style:table-column-properties fo:break-before="auto" style:column-width="113.54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ext-properties style:font-name="Arial" fo:font-size="10pt" style:font-size-asian="10pt" style:font-size-complex="10pt"/>
    </style:style>
    <style:style style:name="ce15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4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pan text:style-name="T2">Waytype</text:span></text:p>
          </table:table-cell>
          <table:table-cell table:style-name="ce1" office:value-type="string" calcext:value-type="string">
            <text:p>Comfort</text:p>
          </table:table-cell>
          <table:table-cell table:style-name="ce1" office:value-type="string" calcext:value-type="string">
            <text:p>Catering expected</text:p>
          </table:table-cell>
          <table:table-cell table:style-name="ce1" office:value-type="string" calcext:value-type="string">
            <text:p>Adjusted comfort</text:p>
          </table:table-cell>
          <table:table-cell table:style-name="ce1" office:value-type="string" calcext:value-type="string">
            <text:p>Notes</text:p>
          </table:table-cell>
          <table:table-cell table:style-name="ce13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WHR/NWNG zoo car (not yet drawn)</text:p>
          </table:table-cell>
          <table:table-cell table:style-name="ce11" office:value-type="string" calcext:value-type="string">
            <text:p>Narrow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C18]" office:value-type="float" office:value="23" calcext:value-type="float">
            <text:p>23</text:p>
          </table:table-cell>
          <table:table-cell table:style-name="ce11"/>
          <table:table-cell table:style-name="ce15"/>
          <table:table-cell table:style-name="ce11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3" calcext:value-type="float">
            <text:p>23</text:p>
          </table:table-cell>
          <table:table-cell table:style-name="ce11"/>
          <table:table-cell table:style-name="ce15"/>
          <table:table-cell table:style-name="ce11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2" calcext:value-type="float">
            <text:p>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3)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</text:p>
          </table:table-cell>
          <table:table-cell office:value-type="string" calcext:value-type="string">
            <text:p>Water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9" calcext:value-type="float">
            <text:p>49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73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7" calcext:value-type="float">
            <text:p>57</text:p>
          </table:table-cell>
          <table:table-cell table:style-name="ce12"/>
          <table:table-cell table:style-name="ce16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8" calcext:value-type="float">
            <text:p>58</text:p>
          </table:table-cell>
          <table:table-cell/>
          <table:table-cell office:value-type="string" calcext:value-type="string">
            <text:p>http://www.emus.co.uk/zone/mersey/merse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86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92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99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07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 interior images currently available (June 20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16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24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<text:s/>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32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17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1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63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NOL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77" calcext:value-type="float">
            <text:p>77</text:p>
          </table:table-cell>
          <table:table-cell/>
          <table:table-cell office:value-type="string" calcext:value-type="string">
            <text:p>http://farm9.static.flickr.com/8024/7313247482_26184a25a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xtremely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motor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17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80" calcext:value-type="float">
            <text:p>80</text:p>
          </table:table-cell>
          <table:table-cell/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07]+5" office:value-type="float" office:value="85" calcext:value-type="float">
            <text:p>85</text:p>
          </table:table-cell>
          <table:table-cell/>
          <table:table-cell table:style-name="ce16"/>
          <table:table-cell table:number-columns-repeated="1017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17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5]+5" office:value-type="float" office:value="87" calcext:value-type="float">
            <text:p>8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18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HAL (lavatory carriage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65 (“Turbo”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84" calcext:value-type="float">
            <text:p>84</text:p>
          </table:table-cell>
          <table:table-cell/>
          <table:table-cell table:style-name="ce16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84" calcext:value-type="float">
            <text:p>84</text:p>
          </table:table-cell>
          <table:table-cell/>
          <table:table-cell table:style-name="ce16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326]+5" office:value-type="float" office:value="89" calcext:value-type="float">
            <text:p>89</text:p>
          </table:table-cell>
          <table:table-cell/>
          <table:table-cell table:style-name="ce16"/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6"/>
          <table:table-cell table:number-columns-repeated="1017"/>
        </table:table-row>
        <table:table-row table:style-name="ro3">
          <table:table-cell office:value-type="string" calcext:value-type="string">
            <text:p>BR Class 45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87" calcext:value-type="float">
            <text:p>87</text:p>
          </table:table-cell>
          <table:table-cell office:value-type="string" calcext:value-type="string">
            <text:p>http://www.mad-web.org/Pages/Gallery/1940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347]+5" office:value-type="float" office:value="93" calcext:value-type="float">
            <text:p>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7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89" calcext:value-type="float">
            <text:p>89</text:p>
          </table:table-cell>
          <table:table-cell/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3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[.C354]+5"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56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17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358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62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64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2 (Heathrow Expre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369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370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371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373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17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17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17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381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382]+10" office:value-type="float" office:value="115" calcext:value-type="float">
            <text:p>115</text:p>
          </table:table-cell>
          <table:table-cell/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</text:p>
          </table:table-cell>
          <table:table-cell office:value-type="string" calcext:value-type="string">
            <text:p>Water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formula="of:=[.C383]+2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 (budget)</text:p>
          </table:table-cell>
          <table:table-cell office:value-type="string" calcext:value-type="string">
            <text:p>Air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[.C385]+5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386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4 (2-HAP) driving trailer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-320</text:p>
          </table:table-cell>
          <table:table-cell office:value-type="string" calcext:value-type="string">
            <text:p>Ai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389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390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391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42-5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392]+1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393]+10" office:value-type="float" office:value="121" calcext:value-type="float">
            <text:p>121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395]+5" office:value-type="float" office:value="117" calcext:value-type="float">
            <text:p>1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396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397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398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formula="of:=[.C399]+20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401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formula="of:=[.C402]+16" office:value-type="float" office:value="131" calcext:value-type="float">
            <text:p>131</text:p>
          </table:table-cell>
          <table:table-cell office:value-type="string" calcext:value-type="string">
            <text:p>Turbine engines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403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404]+20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0 (“Pendolino”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406]+10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407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408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</text:p>
          </table:table-cell>
          <table:table-cell office:value-type="string" calcext:value-type="string">
            <text:p>Water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[.C409]+20" office:value-type="float" office:value="138" calcext:value-type="float">
            <text:p>1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410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85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formula="of:=[.C412]+20" office:value-type="float" office:value="142" calcext:value-type="float">
            <text:p>142</text:p>
          </table:table-cell>
          <table:table-cell/>
          <table:table-cell office:value-type="string" calcext:value-type="string">
            <text:p>https://en.wikipedia.org/wiki/British_Rail_Class_18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413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3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14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415]+20" office:value-type="float" office:value="145" calcext:value-type="float">
            <text:p>145</text:p>
          </table:table-cell>
          <table:table-cell office:value-type="string" calcext:value-type="string">
            <text:p>Luxury. Post office and barber shop on bo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16]+16" office:value-type="float" office:value="141" calcext:value-type="float">
            <text:p>1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417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418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19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21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800/801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422]+5" office:value-type="float" office:value="134" calcext:value-type="float">
            <text:p>134</text:p>
          </table:table-cell>
          <table:table-cell office:value-type="string" calcext:value-type="string">
            <text:p>Can have different levels of catering, but UK orders are for trolley only</text:p>
          </table:table-cell>
          <table:table-cell office:value-type="string" calcext:value-type="string">
            <text:p>http://www.railwaygazette.com/news/single-view/view/hitachi-class-800-trainsets-begin-testing-in-japan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70 (“Turbostar”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24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25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“dr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26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27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428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29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30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31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432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33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34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35]+20" office:value-type="float" office:value="152" calcext:value-type="float">
            <text:p>152</text:p>
          </table:table-cell>
          <table:table-cell/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36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437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438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39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40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17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441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442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87 “Dreamliner”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443]+16" office:value-type="float" office:value="150" calcext:value-type="float">
            <text:p>1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444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45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0 (REP/TC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46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47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4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49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5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51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52]+16" office:value-type="float" office:value="153" calcext:value-type="float">
            <text:p>153</text:p>
          </table:table-cell>
          <table:table-cell/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I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453]+20" office:value-type="float" office:value="157" calcext:value-type="float">
            <text:p>1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54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55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56]+20" office:value-type="float" office:value="160" calcext:value-type="float">
            <text:p>160</text:p>
          </table:table-cell>
          <table:table-cell/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2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57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58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27</text:p>
          </table:table-cell>
          <table:table-cell office:value-type="string" calcext:value-type="string">
            <text:p>Ai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459]+16" office:value-type="float" office:value="158" calcext:value-type="float">
            <text:p>158</text:p>
          </table:table-cell>
          <table:table-cell/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460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461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62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63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64]+20" office:value-type="float" office:value="164" calcext:value-type="float">
            <text:p>164</text:p>
          </table:table-cell>
          <table:table-cell/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1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65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66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67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21</text:p>
          </table:table-cell>
          <table:table-cell office:value-type="string" calcext:value-type="string">
            <text:p>Ai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468]+16" office:value-type="float" office:value="162" calcext:value-type="float">
            <text:p>162</text:p>
          </table:table-cell>
          <table:table-cell/>
          <table:table-cell office:value-type="string" calcext:value-type="string">
            <text:p>http://jetphotos.net/viewphoto.php?id=58283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D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469]+20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formula="of:=[.C470]+25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471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airliners.net/photo/British-Airways/Airbus-A319-131/1381072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20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472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flickriver.com/photos/irishflyguy/242566873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200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473]+20" office:value-type="float" office:value="168" calcext:value-type="float">
            <text:p>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474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475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476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477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478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</text:p>
          </table:table-cell>
          <table:table-cell office:value-type="string" calcext:value-type="string">
            <text:p>Ai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79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80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CR The Queen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81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482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483]+20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484]+20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485]+20" office:value-type="float" office:value="174" calcext:value-type="float">
            <text:p>17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486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ckers VC-10 (and Super VC-10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487]+20" office:value-type="float" office:value="175" calcext:value-type="float">
            <text:p>175</text:p>
          </table:table-cell>
          <table:table-cell office:value-type="string" calcext:value-type="string">
            <text:p>These were renown for being comfor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488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table:formula="of:=[.C489]+20" office:value-type="float" office:value="176" calcext:value-type="float">
            <text:p>1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alink Hors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490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491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492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C Concorde</text:p>
          </table:table-cell>
          <table:table-cell office:value-type="string" calcext:value-type="string">
            <text:p>Air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formula="of:=[.C493]+16" office:value-type="float" office:value="176" calcext:value-type="float">
            <text:p>176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494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495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496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Western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497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Britain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498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</text:p>
          </table:table-cell>
          <table:table-cell office:value-type="string" calcext:value-type="string">
            <text:p>Water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table:formula="of:=[.C499]+25" office:value-type="float" office:value="250" calcext:value-type="float">
            <text:p>250</text:p>
          </table:table-cell>
          <table:table-cell table:number-columns-repeated="1019"/>
        </table:table-row>
        <table:table-row table:style-name="ro3" table:number-rows-repeated="104807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499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1">00/00/0000</text:date>, <text:time style:data-style-name="N2" text:time-value="13:56:52.3252132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7-06-01T23:32:34.774622322</dc:date>
    <meta:editing-duration>P33DT7H47M22S</meta:editing-duration>
    <meta:editing-cycles>854</meta:editing-cycles>
    <meta:generator>LibreOffice/5.1.6.2$Linux_X86_64 LibreOffice_project/10m0$Build-2</meta:generator>
    <dc:creator>James Petts</dc:creator>
    <meta:document-statistic meta:table-count="3" meta:cell-count="3107" meta:object-count="0"/>
  </office:meta>
</office:document-meta>
</file>